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ef201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ef201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5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I</text:span><text:span text:style-name="T5">X</text:span></text:p>
      <text:p text:style-name="P2"><text:span text:style-name="T6">Проснувшись, Алина зевнула и, взяв телефон с улыбкой посмотрела на экран, ожидая увидеть сообщение от Александра. Но уведомлений не было. Улыбка быстро исчезла с лица девушки. Немного подумав, она набрала его номер и приложила телефон. «Абонент временно недоступен!» – раздался из трубки до ненависти неприятный голос. «Ну вот опять! И так уже третий день!» – возмутилась девушка и, швырнув мобильник на подушку вышла из комнаты. </text:span></text:p>
      <text:p text:style-name="P2"><text:span text:style-name="T6">Тем временем Александр осторожно подтягивался по веревке, залезая по отвесной стене. Следом за ним лезли остальные. Звонко стучали крюки, врубаясь в камень, цель уже виднелась впереди. Вот очередной удар и Алехин оказался на ровной поверхности. Следом за ним вылез Влад, за ним Витя. Вот уже показался и Андрей, как вдруг он остановился настороженно и, стараясь не раскачиваться, осторожно отпустил крюк и потянул руку к карабину на поясе. </text:span></text:p>
      <text:p text:style-name="P2"><text:span text:style-name="T6">–Андрюх, что случилось? – крикнул Александр, заметив это. </text:span></text:p>
      <text:p text:style-name="P2"><text:span text:style-name="T6">–Похоже веревка перетерлась, я не поднимусь на ней, она лопнет! – ответил тот. </text:span></text:p>
      <text:p text:style-name="P2"><text:span text:style-name="T6">–У тебя есть еще карабин? Я сейчас тебе скину другую! – крикнул Алехин. </text:span></text:p>
      <text:p text:style-name="P2"><text:span text:style-name="T6">–Саш, она не выдержит долго. И карабина нет! </text:span></text:p>
      <text:p text:style-name="P2"><text:span text:style-name="T6">–Держись! – крикнул Алехин и, быстро связав узел, закрепил веревку за стоящее по близости дерево. Хладнокровно пропустив ее через карабины, Александр резко прыгнул вниз, скользя по веревке. Но в этот момент послышался треск и веревка, на которой висел Андрей лопнула. Со стремительной скоростью и воплем парень полетел вниз, </text:span><text:soft-page-break/><text:span text:style-name="T6">но, вывернувшись, – Алехин успел ухватить конец веревки, наматывая на руку. Алехин вскрикнул от боли, когда сильный рывок вывихнул и потянул его руку. Боль пронеслась по всему телу, как удар током. </text:span></text:p>
      <text:p text:style-name="P2"><text:span text:style-name="T6">–Отпусти! Так мы оба погибнем! – крикнул снизу Андрей. </text:span></text:p>
      <text:p text:style-name="P2"><text:span text:style-name="T6">–Нет! Я не брошу тебя! – ответил Алехин, стискивая зубы. </text:span></text:p>
      <text:p text:style-name="P2"><text:span text:style-name="T6">–Прости, Саш. Ты был лучшим другом! – сказал тот и Блеснувший в его руке нож скользнул по концу веревки. В следующий момент Андрей полетел вниз, в ущелье. </text:span></text:p>
      <text:p text:style-name="P2"><text:span text:style-name="T6">–Нееет! – крикнул Александр. </text:span></text:p>
      <text:p text:style-name="P2"><text:span text:style-name="T6">Поднявшись, он рассказал все переполошенным Виктору и Владу. Начинало вечереть. Было решено, что они останутся разбивать лагерь, а Александр спустится вниз на поиски Андрея. Сложив все необходимое в рюкзак, Алехин повесил на пояс рацию и, зацепившись за веревку плавно скользнул вниз, растворяясь постепенно в тумане и теряясь в глубине ущель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2:55.948000000</meta:creation-date>
    <dc:date>2022-05-15T20:33:23.296000000</dc:date>
    <meta:editing-duration>PT27S</meta:editing-duration>
    <meta:editing-cycles>1</meta:editing-cycles>
    <meta:document-statistic meta:table-count="0" meta:image-count="0" meta:object-count="0" meta:page-count="2" meta:paragraph-count="13" meta:word-count="343" meta:character-count="2292" meta:non-whitespace-character-count="1939"/>
    <meta:generator>LibreOffice/7.2.2.2$Windows_X86_64 LibreOffice_project/02b2acce88a210515b4a5bb2e46cbfb63fe97d56</meta:generator>
  </office:meta>
</office:document-meta>
</file>